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fo:text-align="center" style:justify-single-word="false"/>
      <style:text-properties fo:font-size="18pt" fo:font-weight="bold" style:font-size-asian="18pt" style:font-weight-asian="bold" style:font-size-complex="18pt" style:font-weight-complex="bold" loext:padding="0.049cm" loext:border="0.06pt solid #d9d9e3"/>
    </style:style>
    <style:style style:name="P2" style:family="paragraph" style:parent-style-name="Text_20_body">
      <style:paragraph-properties fo:padding="0.049cm" fo:border="0.06pt solid #d9d9e3"/>
    </style:style>
    <style:style style:name="P3" style:family="paragraph" style:parent-style-name="Text_20_body">
      <style:paragraph-properties fo:padding="0.049cm" fo:border="0.06pt solid #d9d9e3"/>
      <style:text-properties loext:padding="0.049cm" loext:border="0.06pt solid #d9d9e3"/>
    </style:style>
    <style:style style:name="P4" style:family="paragraph" style:parent-style-name="Text_20_body" style:list-style-name="L1">
      <style:paragraph-properties fo:padding="0.049cm" fo:border="0.06pt solid #d9d9e3"/>
      <style:text-properties loext:padding="0.049cm" loext:border="0.06pt solid #d9d9e3"/>
    </style:style>
    <style:style style:name="P5" style:family="paragraph" style:parent-style-name="Text_20_body" style:list-style-name="L2">
      <style:paragraph-properties fo:padding="0.049cm" fo:border="0.06pt solid #d9d9e3"/>
      <style:text-properties loext:padding="0.049cm" loext:border="0.06pt solid #d9d9e3"/>
    </style:style>
    <style:style style:name="P6" style:family="paragraph" style:parent-style-name="Text_20_body">
      <style:paragraph-properties fo:padding="0.049cm" fo:border="0.06pt solid #d9d9e3"/>
      <style:text-properties officeooo:paragraph-rsid="00040b7d" loext:padding="0.049cm" loext:border="0.06pt solid #d9d9e3"/>
    </style:style>
    <style:style style:name="P7" style:family="paragraph" style:parent-style-name="Text_20_body" style:list-style-name="L3">
      <style:paragraph-properties fo:padding="0.049cm" fo:border="0.06pt solid #d9d9e3"/>
      <style:text-properties loext:padding="0.049cm" loext:border="0.06pt solid #d9d9e3"/>
    </style:style>
    <style:style style:name="P8" style:family="paragraph" style:parent-style-name="Text_20_body">
      <style:paragraph-properties fo:padding="0.049cm" fo:border="0.06pt solid #d9d9e3"/>
      <style:text-properties fo:font-size="14pt" fo:font-weight="bold" officeooo:paragraph-rsid="00040b7d" style:font-size-asian="14pt" style:font-weight-asian="bold" style:font-size-complex="14pt" style:font-weight-complex="bold" loext:padding="0.049cm" loext:border="0.06pt solid #d9d9e3"/>
    </style:style>
    <style:style style:name="P9" style:family="paragraph" style:parent-style-name="Text_20_body" style:list-style-name="L3">
      <style:paragraph-properties fo:padding="0.049cm" fo:border="0.06pt solid #d9d9e3"/>
      <style:text-properties officeooo:rsid="00040b7d" officeooo:paragraph-rsid="00040b7d" loext:padding="0.049cm" loext:border="0.06pt solid #d9d9e3"/>
    </style:style>
    <style:style style:name="P10" style:family="paragraph" style:parent-style-name="Text_20_body">
      <style:paragraph-properties fo:padding="0.049cm" fo:border="0.06pt solid #d9d9e3"/>
      <style:text-properties officeooo:paragraph-rsid="00048fe8"/>
    </style:style>
    <style:style style:name="T1" style:family="text">
      <style:text-properties officeooo:rsid="0002f485"/>
    </style:style>
    <style:style style:name="T2" style:family="text">
      <style:text-properties officeooo:rsid="00048fe8"/>
    </style:style>
    <style:style style:name="T3" style:family="text">
      <style:text-properties fo:font-size="14pt" fo:font-weight="bold" officeooo:rsid="00048fe8" style:font-size-asian="14pt" style:font-weight-asian="bold" style:font-size-complex="14pt" style:font-weight-complex="bold" loext:padding="0.049cm" loext:border="0.06pt solid #d9d9e3"/>
    </style:style>
    <style:style style:name="T4" style:family="text">
      <style:text-properties fo:font-size="14pt" fo:font-weight="bold" style:font-size-asian="14pt" style:font-weight-asian="bold" style:font-size-complex="14pt" style:font-weight-complex="bold" loext:padding="0.049cm" loext:border="0.06pt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ER UN RESEAU D'ORDINATEUR<text:span text:style-name="T1">S</text:span></text:p>
      <text:p text:style-name="P6">Il existe plusieurs façons de créer un réseau d'ordinateurs, notamment :</text:p>
      <text:list xml:id="list265673477" text:style-name="L3">
        <text:list-item>
          <text:p text:style-name="P7">Création d'un réseau étendu (WAN) : Il s'agit d'un réseau qui relie des ordinateurs situés dans des emplacements distants. Les réseaux étendus sont généralement utilisés pour relier des bureaux ou des sites distants. Ils peuvent être créés en utilisant des lignes louées ou des connexions à large bande comme les lignes DSL ou les connexions par satellite.</text:p>
        </text:list-item>
        <text:list-item>
          <text:p text:style-name="P7">Utilisation d'un réseau virtuel privé (VPN) : Les réseaux privés virtuels (VPN) permettent de créer une connexion sécurisée entre des ordinateurs distants en utilisant des technologies de cryptage pour protéger les données. Les utilisateurs peuvent accéder à des ressources réseau comme s'ils étaient connectés directement à un réseau local.</text:p>
        </text:list-item>
        <text:list-item>
          <text:p text:style-name="P7">Utilisation de Cloud computing : Il s'agit d'un service qui permet aux utilisateurs d'accéder à des applications et des données à distance via Internet. Les utilisateurs peuvent accéder à des applications et des données stockées sur des serveurs distants, sans avoir besoin de les installer sur leurs ordinateurs.</text:p>
        </text:list-item>
        <text:list-item>
          <text:p text:style-name="P7">Utilisation de la technologie sans fil (Wi-Fi) : Les réseaux sans fil (Wi-Fi) permettent aux utilisateurs de se connecter à un réseau en utilisant des appareils dotés de la technologie sans fil (comme les smartphones, les tablettes, etc.) plutôt que des câbles Ethernet. Les réseaux Wi-Fi peuvent être créés en utilisant des routeurs sans fil ou des points d'accès (AP) qui diffusent un signal radio pour permettre aux appareils de se connecter à distance. Les réseaux Wi-Fi peuvent être utilisés pour créer des réseaux locaux (LAN) ou étendus (WAN) et sont souvent utilisés dans les environnements domestiques et professionnels pour permettre aux utilisateurs de se connecter à Internet et à d'autres ressources réseau.</text:p>
        </text:list-item>
        <text:list-item>
          <text:p text:style-name="P9">Reseau local (LAN)</text:p>
        </text:list-item>
      </text:list>
      <text:p text:style-name="P3">Il est important de noter que chaque type de réseau a ses propres avantages et inconvénients et peut être utilisé dans des contextes différents en fonction des besoins de l'utilisateur. Il est donc important de bien comprendre les différentes options disponibles et de choisir celle qui convient le mieux à vos besoins spécifiques.</text:p>
      <text:p text:style-name="P6"/>
      <text:p text:style-name="P6"/>
      <text:p text:style-name="P8"><text:soft-page-break/>ÉTAPES GÉNÉRALES POUR CRÉER UN RÉSEAU LOCAL (LAN) :</text:p>
      <text:list xml:id="list2213082464" text:style-name="L1">
        <text:list-item>
          <text:p text:style-name="P4">Préparez vos équipements: Pour créer un réseau, vous aurez besoin d'au moins deux ordinateurs, d'un routeur (ou d'un commutateur) et de câbles réseau (Ethernet). Il est également possible d'utiliser des connexions sans fil (Wi-Fi) en utilisant un routeur sans fil.</text:p>
        </text:list-item>
        <text:list-item>
          <text:p text:style-name="P4">Connectez les ordinateurs au routeur ou au commutateur: Utilisez des câbles Ethernet pour connecter les ordinateurs au routeur ou au commutateur. Si vous utilisez un routeur sans fil, vous n'aurez pas besoin de câbles Ethernet.</text:p>
        </text:list-item>
        <text:list-item>
          <text:p text:style-name="P4">Configurez les paramètres réseau sur chaque ordinateur: Sur chaque ordinateur, allez dans les paramètres de réseau et configurez les paramètres IP pour chaque ordinateur de manière à ce qu'ils soient dans la même plage d'adresses IP. Le routeur ou le commutateur assignera automatiquement une adresse IP à chaque ordinateur connecté.</text:p>
        </text:list-item>
        <text:list-item>
          <text:p text:style-name="P4">Configurez les paramètres de sécurité du réseau: Configurez les paramètres de sécurité du réseau pour protéger votre réseau contre les accès non autorisés. Il est possible de configurer un mot de passe pour protéger l'accès à la configuration du routeur ou du commutateur.</text:p>
        </text:list-item>
        <text:list-item>
          <text:p text:style-name="P4">Testez votre réseau: Une fois que tous les paramètres sont configurés, testez votre réseau en vous connectant à d'autres ordinateurs sur le réseau. Vous pouvez partager des fichiers et des imprimantes pour vérifier que tout fonctionne correctement.</text:p>
        </text:list-item>
      </text:list>
      <text:list xml:id="list972536910" text:style-name="L2">
        <text:list-item>
          <text:p text:style-name="P5">Configurez un nom de réseau (SSID) : Dans la configuration de votre routeur ou commutateur, configurez un nom pour votre réseau (SSID) qui permettra aux utilisateurs de reconnaître votre réseau lorsqu'ils cherchent à se connecter.</text:p>
        </text:list-item>
      </text:list>
      <text:p text:style-name="P3">Il est important de noter que ces étapes peuvent varier en fonction de votre matériel et de votre système d'exploitation, il est donc recommandé de consulter le guide d'utilisation de votre routeur ou de votre commutateur pour des instructions spécifiques. Il est également important de configurer les paramètres de sécurité de manière à protéger votre réseau contre les accès non autorisés. Il est recommandé de consulter des professionnels si vous rencontrez des difficultés pour configurer votre réseau.</text:p>
      <text:p text:style-name="P3"/>
      <text:p text:style-name="P10"><text:span text:style-name="T3">ROUTEURS / COMMUTATEURS</text:span><text:span text:style-name="T4"> (LAN</text:span><text:span text:style-name="T3">/WAN</text:span><text:span text:style-name="T4">) :</text:span></text:p>
      <text:p text:style-name="P3"><text:soft-page-break/>Les routeurs et les commutateurs sont des équipements de réseau qui ont des fonctions similaires, mais ils sont utilisés de manière différente.</text:p>
      <text:p text:style-name="P2">Un routeur est un dispositif qui permet de connecter des réseaux différents en utilisant des protocoles de routage pour diriger les paquets de données vers leur destination. Les routeurs peuvent connecter des réseaux locaux (LAN) et étendus (WAN) en utilisant des protocoles de routage pour diriger les paquets de données entre les différents réseaux. Les routeurs peuvent également être utilisés pour sécuriser les réseaux en utilisant des pare-feu et des fonctions de filtrage d'adresse IP.</text:p>
      <text:p text:style-name="P2">Un commutateur, quant à lui, est un dispositif qui permet de connecter des périphériques au sein d'un même réseau local (LAN). Il permet de connecter plusieurs ordinateurs, imprimantes, serveurs, etc. Il permet de créer des segments de réseau pour améliorer les performances et la sécurité, en utilisant des fonctions de filtrage d'adresse MAC. Il permet également de gérer les collisions et les erreurs sur le réseau.</text:p>
      <text:p text:style-name="P2">En résumé, les routeurs sont utilisés pour connecter des réseaux différents et pour diriger les paquets de données vers leur destination, tandis que les commutateurs sont utilisés pour connecter des périphériques au sein d'un même réseau local (LAN) pour améliorer les performances et la sécurité.</text:p>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2T11:56:38.221115748</meta:creation-date>
    <dc:date>2023-01-22T12:05:40.984061315</dc:date>
    <meta:editing-duration>PT9M51S</meta:editing-duration>
    <meta:editing-cycles>4</meta:editing-cycles>
    <meta:generator>LibreOffice/6.4.7.2$Linux_X86_64 LibreOffice_project/40$Build-2</meta:generator>
    <meta:document-statistic meta:table-count="0" meta:image-count="0" meta:object-count="0" meta:page-count="3" meta:paragraph-count="21" meta:word-count="888" meta:character-count="5718" meta:non-whitespace-character-count="4862"/>
  </office:meta>
</office:document-meta>
</file>